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a04c" officeooo:paragraph-rsid="000e20db"/>
    </style:style>
    <style:style style:name="P3" style:family="paragraph" style:parent-style-name="Title">
      <style:text-properties style:font-name="Microsoft Sans Serif" officeooo:rsid="000e8864" officeooo:paragraph-rsid="000e20db"/>
    </style:style>
    <style:style style:name="P4" style:family="paragraph" style:parent-style-name="Title">
      <style:text-properties style:font-name="Microsoft Sans Serif" officeooo:paragraph-rsid="000e20db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officeooo:rsid="0011147f" officeooo:paragraph-rsid="0011147f"/>
    </style:style>
    <style:style style:name="P8" style:family="paragraph" style:parent-style-name="Standard">
      <style:text-properties officeooo:rsid="0005d259" officeooo:paragraph-rsid="000e20db"/>
    </style:style>
    <style:style style:name="P9" style:family="paragraph" style:parent-style-name="Standard">
      <style:text-properties officeooo:paragraph-rsid="00120dfb"/>
    </style:style>
    <style:style style:name="P10" style:family="paragraph" style:parent-style-name="Text_20_body">
      <style:text-properties officeooo:paragraph-rsid="0011147f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0f8ead" officeooo:paragraph-rsid="000f8ead"/>
    </style:style>
    <style:style style:name="P14" style:family="paragraph" style:parent-style-name="Heading_20_1">
      <style:text-properties officeooo:rsid="0011147f" officeooo:paragraph-rsid="0011147f"/>
    </style:style>
    <style:style style:name="P15" style:family="paragraph" style:parent-style-name="Heading_20_1">
      <style:text-properties officeooo:paragraph-rsid="0013e143"/>
    </style:style>
    <style:style style:name="P16" style:family="paragraph" style:parent-style-name="Standard" style:list-style-name="L1">
      <style:text-properties officeooo:paragraph-rsid="00120dfb"/>
    </style:style>
    <style:style style:name="P17" style:family="paragraph" style:parent-style-name="Text_20_body">
      <style:text-properties officeooo:rsid="0011147f" officeooo:paragraph-rsid="0011147f"/>
    </style:style>
    <style:style style:name="P18" style:family="paragraph" style:parent-style-name="Text_20_body" style:list-style-name="L1">
      <style:text-properties officeooo:rsid="0011147f" officeooo:paragraph-rsid="0011147f"/>
    </style:style>
    <style:style style:name="P19" style:family="paragraph" style:parent-style-name="Text_20_body" style:list-style-name="L1">
      <style:text-properties officeooo:paragraph-rsid="0011147f"/>
    </style:style>
    <style:style style:name="P20" style:family="paragraph" style:parent-style-name="Text_20_body" style:list-style-name="L2">
      <style:text-properties officeooo:paragraph-rsid="00120dfb"/>
    </style:style>
    <style:style style:name="P21" style:family="paragraph" style:parent-style-name="Text_20_body" style:list-style-name="L3">
      <style:text-properties officeooo:paragraph-rsid="0011147f"/>
    </style:style>
    <style:style style:name="T1" style:family="text">
      <style:text-properties officeooo:rsid="000f3231"/>
    </style:style>
    <style:style style:name="T2" style:family="text">
      <style:text-properties officeooo:rsid="00120dfb"/>
    </style:style>
    <style:style style:name="T3" style:family="text">
      <style:text-properties officeooo:rsid="0013543d"/>
    </style:style>
    <style:style style:name="T4" style:family="text">
      <style:text-properties officeooo:rsid="0013e14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 <text:span text:style-name="T1">2</text:span>: <text:span text:style-name="T1">Utilidades</text:span></text:p>
      <text:p text:style-name="P4">Ejercicio <text:span text:style-name="T1">2</text:span></text:p>
      <text:p text:style-name="P2">Rubén Hita Morales</text:p>
      <text:p text:style-name="P2">14/09/2022</text:p>
      <text:p text:style-name="P2">Versión 1.0</text:p>
      <text:p text:style-name="P8">IES Francisco de Quevedo 2DAM Desarrollo de Interfaces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Indice</text:p>
          </text:index-title>
          <text:p text:style-name="P5"><text:a xlink:type="simple" xlink:href="#__RefHeading___Toc483_667225475" text:style-name="Index_20_Link" text:visited-style-name="Index_20_Link">Introducción<text:tab/>3</text:a></text:p>
          <text:p text:style-name="P5"><text:a xlink:type="simple" xlink:href="#__RefHeading___Toc502_667225475" text:style-name="Index_20_Link" text:visited-style-name="Index_20_Link">Lista de atributos/criterios de usabilidad<text:tab/>3</text:a></text:p>
        </text:index-body>
      </text:table-of-content>
      <text:p text:style-name="P8"/>
      <text:h text:style-name="P13" text:outline-level="1"><text:bookmark-start text:name="__RefHeading___Toc483_667225475"/>Introducción<text:bookmark-end text:name="__RefHeading___Toc483_667225475"/></text:h>
      <text:p text:style-name="P7">En este trabajo voy a hablar de los atributos y/o criterios de usabilidad que debería de tener una interfaz.</text:p>
      <text:h text:style-name="P14" text:outline-level="1"><text:bookmark-start text:name="__RefHeading___Toc502_667225475"/>Lista de atributos/criterios de usabilidad<text:bookmark-end text:name="__RefHeading___Toc502_667225475"/></text:h>
      <text:p text:style-name="P7">Estos son atributos que se usan de forma frecuente para la usabilidad de interfaces:</text:p>
      <text:list xml:id="list3586002407" text:style-name="L1">
        <text:list-item>
          <text:p text:style-name="P18">Primera impresión</text:p>
        </text:list-item>
        <text:list-item>
          <text:p text:style-name="P18">Satisfactorio</text:p>
        </text:list-item>
        <text:list-item>
          <text:p text:style-name="P18">Tiempo de aprendizaje</text:p>
        </text:list-item>
        <text:list-item>
          <text:p text:style-name="P18">Confiabilidad en el uso</text:p>
        </text:list-item>
        <text:list-item>
          <text:p text:style-name="P18">Eficacia </text:p>
        </text:list-item>
        <text:list-item>
          <text:p text:style-name="P18">Adaptabilidad</text:p>
        </text:list-item>
        <text:list-item>
          <text:p text:style-name="P18">Tratamiento de los errores </text:p>
        </text:list-item>
        <text:list-item>
          <text:p text:style-name="P16">Color: El color puede utilizarse con varios propósitos</text:p>
          <text:list>
            <text:list-item>
              <text:p text:style-name="P16"><text:span text:style-name="T2">A</text:span>traer la mirada del usuario hacia un punto concreto en pantalla.</text:p>
            </text:list-item>
            <text:list-item>
              <text:p text:style-name="P16"><text:span text:style-name="T2">D</text:span>istinguir elementos en gráficos complejos.</text:p>
            </text:list-item>
            <text:list-item>
              <text:p text:style-name="P16"><text:span text:style-name="T2">O</text:span>rganizar la información.</text:p>
            </text:list-item>
            <text:list-item>
              <text:p text:style-name="P16"><text:span text:style-name="T2">E</text:span>nfatizar los mensajes de alerta.</text:p>
              <text:p text:style-name="P16"/>
            </text:list-item>
          </text:list>
        </text:list-item>
      </text:list>
      <text:p text:style-name="P9"><text:tab/><text:span text:style-name="T2">Aparte de los propósitos del color también hay unas reglas que se deberían cumplir:</text:span></text:p>
      <text:list xml:id="list2380029602" text:style-name="L2">
        <text:list-item>
          <text:p text:style-name="P20">No más de 7 colores en una gráfica</text:p>
        </text:list-item>
        <text:list-item>
          <text:p text:style-name="P20">Fondo colores pastel para cuidar el foco</text:p>
        </text:list-item>
      </text:list>
      <text:list xml:id="list84128115190610" text:continue-list="list3586002407" text:style-name="L1">
        <text:list-header>
          <text:p text:style-name="P16">No obstante, se calcula que el 10% de la población sufre alguna alteración en la percepción del color. Los problemas más extendidos se asocian a la discriminación de los tonos de rojo y verde, aunque también pueden existir dificultades para reconocer el azul.</text:p>
          <text:p text:style-name="P16"/>
        </text:list-header>
        <text:list-item>
          <text:p text:style-name="P19">Priorizar por Cultura: <text:span text:style-name="T2">En nuestra cultura leemos y escribimos de izquierda a derecha y de arriba hacia abajo.</text:span> </text:p>
        </text:list-item>
        <text:list-item>
          <text:p text:style-name="P19">Hablar el lenguaje del usuario: <text:span text:style-name="T2">Hacer la interfaz de manera que el usuario use las palabras y términos que se le proporcionan; Ejemplo: si nuestros usuarios hablan en millas y no en kilómetros, utilizar las millas.</text:span></text:p>
        </text:list-item>
        <text:list-item>
          <text:p text:style-name="P19">Retroalimentación: <text:span text:style-name="T3">Indicar</text:span></text:p>
        </text:list-item>
        <text:list-item>
          <text:p text:style-name="P19">Manejo de contingencias</text:p>
        </text:list-item>
        <text:list-item>
          <text:p text:style-name="P19">Ayuda y documentación </text:p>
        </text:list-item>
      </text:list>
      <text:p text:style-name="P10"/>
      <text:p text:style-name="P10">*Definir cada uno de ellos • Proporcionar un modo de medición *</text:p>
      <text:h text:style-name="P15" text:outline-level="1"><text:soft-page-break/><text:span text:style-name="T4">Bibliografía</text:span></text:h>
      <text:list xml:id="list1600200205" text:style-name="L3">
        <text:list-item>
          <text:p text:style-name="P21"><text:a xlink:type="simple" xlink:href="http://cv.uoc.edu/annotation/77847c78a26395a6bb77f8e08b504b8a/485065/PID_00159828/modul_3.html#w26aab9b5c31" text:style-name="Internet_20_link" text:visited-style-name="Visited_20_Internet_20_Link"><text:span text:style-name="T4">Atributo color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11:57:53.555000000</meta:creation-date>
    <dc:date>2022-09-22T08:41:26.942000000</dc:date>
    <meta:editing-duration>PT1H51M56S</meta:editing-duration>
    <meta:editing-cycles>5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39" meta:word-count="287" meta:character-count="1702" meta:non-whitespace-character-count="1470"/>
  </office:meta>
</office:document-meta>
</file>